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1100000011FA2B2CB2.png" manifest:media-type=""/>
  <manifest:file-entry manifest:full-path="Pictures/1000000000000011000000112F2B78C9.png" manifest:media-type=""/>
  <manifest:file-entry manifest:full-path="Pictures/100000000000001100000011D5AAE743.png" manifest:media-type=""/>
  <manifest:file-entry manifest:full-path="Pictures/10000000000000D6000000FB99FF775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61cm" svg:height="6.64cm" svg:x="0.232cm" svg:y="1.992cm">
          <draw:image xlink:href="Pictures/10000000000000D6000000FB99FF7751.png" xlink:type="simple" xlink:show="embed" xlink:actuate="onLoad">
            <text:p/>
          </draw:image>
        </draw:frame>
        <draw:custom-shape draw:style-name="gr2" draw:text-style-name="P1" draw:layer="layout" svg:width="1.27cm" svg:height="1.499cm" svg:x="6.391cm" svg:y="4.4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0.449cm" svg:height="0.449cm" svg:x="8.607cm" svg:y="2.324cm">
          <draw:image xlink:href="Pictures/100000000000001100000011D5AAE743.png" xlink:type="simple" xlink:show="embed" xlink:actuate="onLoad">
            <text:p/>
          </draw:image>
        </draw:frame>
        <draw:frame draw:style-name="gr3" draw:text-style-name="P2" draw:layer="layout" svg:width="3.199cm" svg:height="1.195cm" svg:x="7.891cm" svg:y="1.893cm">
          <draw:text-box>
            <text:p><text:span text:style-name="T1">( <text:s text:c="3"/>, d</text:span><text:span text:style-name="T2">1</text:span><text:span text:style-name="T1">)</text:span></text:p>
          </draw:text-box>
        </draw:frame>
        <draw:frame draw:style-name="gr4" draw:text-style-name="P2" draw:layer="layout" svg:width="1.213cm" svg:height="1.195cm" svg:x="8.884cm" svg:y="3.093cm">
          <draw:text-box>
            <text:p><text:span text:style-name="T1">...</text:span></text:p>
          </draw:text-box>
        </draw:frame>
        <draw:frame draw:style-name="gr3" draw:text-style-name="P2" draw:layer="layout" svg:width="3.174cm" svg:height="1.195cm" svg:x="7.903cm" svg:y="4.594cm">
          <draw:text-box>
            <text:p><text:span text:style-name="T1">( <text:s text:c="3"/>, d</text:span><text:span text:style-name="T2">k</text:span><text:span text:style-name="T1">)</text:span></text:p>
          </draw:text-box>
        </draw:frame>
        <draw:frame draw:style-name="gr1" draw:text-style-name="P1" draw:layer="layout" svg:width="0.449cm" svg:height="0.449cm" svg:x="8.607cm" svg:y="5.033cm">
          <draw:image xlink:href="Pictures/1000000000000011000000112F2B78C9.png" xlink:type="simple" xlink:show="embed" xlink:actuate="onLoad">
            <text:p/>
          </draw:image>
        </draw:frame>
        <draw:frame draw:style-name="gr3" draw:text-style-name="P2" draw:layer="layout" svg:width="1.213cm" svg:height="1.195cm" svg:x="8.884cm" svg:y="5.795cm">
          <draw:text-box>
            <text:p><text:span text:style-name="T1">...</text:span></text:p>
          </draw:text-box>
        </draw:frame>
        <draw:frame draw:style-name="gr3" draw:text-style-name="P2" draw:layer="layout" svg:width="3.199cm" svg:height="1.195cm" svg:x="7.903cm" svg:y="7.295cm">
          <draw:text-box>
            <text:p><text:span text:style-name="T1">( <text:s text:c="3"/>, d</text:span><text:span text:style-name="T2">n</text:span><text:span text:style-name="T1">)</text:span></text:p>
          </draw:text-box>
        </draw:frame>
        <draw:frame draw:style-name="gr1" draw:text-style-name="P1" draw:layer="layout" svg:width="0.449cm" svg:height="0.449cm" svg:x="8.607cm" svg:y="7.798cm">
          <draw:image xlink:href="Pictures/100000000000001100000011FA2B2CB2.png" xlink:type="simple" xlink:show="embed" xlink:actuate="onLoad">
            <text:p/>
          </draw:image>
        </draw:frame>
        <draw:custom-shape draw:style-name="gr5" draw:text-style-name="P1" xml:id="id7" draw:id="id7" draw:layer="layout" svg:width="1.448cm" svg:height="1.448cm" svg:x="17.38cm" svg:y="8.893cm">
          <text:p text:style-name="P1"><text:span text:style-name="T1">N</text:span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1.448cm" svg:height="1.778cm" svg:x="17.386cm" svg:y="7.108cm">
          <text:p text:style-name="P1"><text:span text:style-name="T1">N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1.448cm" svg:height="1.615cm" svg:x="17.386cm" svg:y="5.493cm">
          <text:p text:style-name="P1"><text:span text:style-name="T1">N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.448cm" svg:height="1.615cm" svg:x="17.386cm" svg:y="0.394cm">
          <text:p text:style-name="P1"><text:span text:style-name="T1">N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.448cm" svg:height="1.727cm" svg:x="17.386cm" svg:y="2.028cm">
          <text:p text:style-name="P1"><text:span text:style-name="T1">N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.448cm" svg:height="1.753cm" svg:x="17.386cm" svg:y="3.755cm">
          <text:p text:style-name="P1"><text:span text:style-name="T1">N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.448cm" svg:height="1.615cm" svg:x="13.186cm" svg:y="4.395cm">
          <text:p text:style-name="P1"><text:span text:style-name="T1">N</text:span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499cm" svg:x="11.391cm" svg:y="4.4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line" svg:x1="14.634cm" svg:y1="5.202cm" svg:x2="17.386cm" svg:y2="1.201cm" draw:start-shape="id1" draw:start-glue-point="1" draw:end-shape="id2" draw:end-glue-point="3" svg:d="m14634 5202 2752-4001" svg:viewBox="0 0 2753 4002">
          <text:p/>
        </draw:connector>
        <draw:connector draw:style-name="gr6" draw:text-style-name="P1" draw:layer="layout" draw:type="line" svg:x1="14.634cm" svg:y1="5.202cm" svg:x2="17.386cm" svg:y2="2.891cm" draw:start-shape="id1" draw:start-glue-point="1" draw:end-shape="id3" draw:end-glue-point="3" svg:d="m14634 5202 2752-2311" svg:viewBox="0 0 2753 2312">
          <text:p/>
        </draw:connector>
        <draw:connector draw:style-name="gr6" draw:text-style-name="P1" draw:layer="layout" draw:type="line" svg:x1="14.634cm" svg:y1="5.202cm" svg:x2="17.386cm" svg:y2="4.631cm" draw:start-shape="id1" draw:start-glue-point="1" draw:end-shape="id4" draw:end-glue-point="3" svg:d="m14634 5202 2752-571" svg:viewBox="0 0 2753 572">
          <text:p/>
        </draw:connector>
        <draw:connector draw:style-name="gr6" draw:text-style-name="P1" draw:layer="layout" draw:type="line" svg:x1="14.634cm" svg:y1="5.202cm" svg:x2="17.386cm" svg:y2="6.3cm" draw:start-shape="id1" draw:start-glue-point="1" draw:end-shape="id5" draw:end-glue-point="3" svg:d="m14634 5202 2752 1098" svg:viewBox="0 0 2753 1099">
          <text:p/>
        </draw:connector>
        <draw:connector draw:style-name="gr6" draw:text-style-name="P1" draw:layer="layout" draw:type="line" svg:x1="14.634cm" svg:y1="5.202cm" svg:x2="17.386cm" svg:y2="7.997cm" draw:start-shape="id1" draw:start-glue-point="1" draw:end-shape="id6" draw:end-glue-point="3" svg:d="m14634 5202 2752 2795" svg:viewBox="0 0 2753 2796">
          <text:p/>
        </draw:connector>
        <draw:connector draw:style-name="gr6" draw:text-style-name="P1" draw:layer="layout" draw:type="line" svg:x1="14.634cm" svg:y1="5.202cm" svg:x2="17.38cm" svg:y2="9.617cm" draw:start-shape="id1" draw:start-glue-point="1" draw:end-shape="id7" draw:end-glue-point="3" svg:d="m14634 5202 2746 4415" svg:viewBox="0 0 2747 44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9.05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Filho</meta:initial-creator>
    <meta:creation-date>2013-11-17T21:14:24</meta:creation-date>
    <dc:date>2013-11-17T21:17:46</dc:date>
    <dc:creator>Helio Filho</dc:creator>
    <meta:editing-duration>P0D</meta:editing-duration>
    <meta:editing-cycles>1</meta:editing-cycles>
    <meta:document-statistic meta:object-count="24"/>
    <meta:generator>LibreOffice/4.0.2.2$Linux_X86_64 LibreOffice_project/400m0$Build-2</meta:generator>
  </office:meta>
</office:document-meta>
</file>